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400000087000000B0F02231167A51BCC5.gif" manifest:media-type="image/gif"/>
  <manifest:file-entry manifest:full-path="Pictures/10000000000002D00000021C9A486A8EDFE5B991.jpg" manifest:media-type="image/jpeg"/>
  <manifest:file-entry manifest:full-path="Pictures/10000201000001FC0000017A1FCA4243F6D44950.png" manifest:media-type="image/png"/>
  <manifest:file-entry manifest:full-path="Pictures/10000000000002D00000021CADBA919C59472437.jpg" manifest:media-type="image/jpeg"/>
  <manifest:file-entry manifest:full-path="Pictures/1000020000000080000000802B064780D4F4D9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2.055cm" presentation:class="title" presentation:user-transformed="true">
          <draw:text-box>
            <text:p text:style-name="P1"><text:span text:style-name="T1">Presentación día 8</text:span></text:p>
          </draw:text-box>
        </draw:frame>
        <draw:frame draw:name="Subtitle 2" presentation:style-name="pr2" draw:text-style-name="P3" draw:layer="layout" svg:width="17.779cm" svg:height="4.867cm" svg:x="3.81cm" svg:y="6.3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5" draw:layer="layout" svg:width="20.954cm" svg:height="3.174cm" svg:x="3.175cm" svg:y="0.763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6" draw:text-style-name="P5" draw:layer="layout" svg:width="20.954cm" svg:height="3.174cm" svg:x="3.175cm" svg:y="0.763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b2bc9f" draw:end-color="#e7f4c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1f3b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e1f3bc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background" style:display-name="Picture with Caption-background" style:family="presentation">
      <style:graphic-properties draw:stroke="none" draw:fill="solid" draw:fill-color="#e1f3bc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1f3b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3cm, 0.439cm, 0.243cm, 0.439cm)" draw:image-opacity="100%" style:mirror="none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icture_20_with_20_Caption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Picture_20_with_20_Caption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Picture_20_with_20_Caption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MP12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3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margin-top="0.09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f8f8f8" style:text-line-through-style="none" style:text-line-through-type="none" style:text-position="0% 100%" style:font-name="Trebuchet M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78f48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78f48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78f48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78f48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78f48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1" style:family="text">
      <style:text-properties fo:font-variant="normal" fo:text-transform="none" fo:color="#078f48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drawooo:display="printer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drawooo:display="printer" svg:width="2.77cm" svg:height="2.77cm" svg:x="-0.212cm" svg:y="16.279cm">
        <draw:image xlink:href="Pictures/1000020000000080000000802B064780D4F4D935.png" xlink:type="simple" xlink:show="embed" xlink:actuate="onLoad">
          <text:p/>
        </draw:image>
      </draw:frame>
      <draw:frame draw:name="Picture 7" draw:style-name="Mgr3" draw:text-style-name="MP5" draw:layer="backgroundobjects" svg:width="25.399cm" svg:height="19.049cm" svg:x="0cm" svg:y="0cm">
        <draw:image xlink:href="Pictures/10000000000002D00000021C9A486A8EDFE5B991.jpg" xlink:type="simple" xlink:show="embed" xlink:actuate="onLoad">
          <text:p/>
        </draw:image>
      </draw:frame>
      <draw:frame draw:name="Rectangle 2" presentation:style-name="Mpr1" draw:text-style-name="MP7" draw:layer="backgroundobjects" svg:width="21.589cm" svg:height="4.082cm" svg:x="1.905cm" svg:y="2.055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Rectangle 11" presentation:style-name="Mpr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Rectangle 12" presentation:style-name="Mpr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13" presentation:style-name="Mpr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Picture 7" draw:style-name="Mgr3" draw:text-style-name="MP5" draw:layer="backgroundobjects" svg:width="2.921cm" svg:height="3.809cm" svg:x="2.117cm" svg:y="13.123cm">
        <draw:image xlink:href="Pictures/1000000400000087000000B0F02231167A51BCC5.gif" xlink:type="simple" xlink:show="embed" xlink:actuate="onLoad">
          <text:p/>
        </draw:image>
      </draw:frame>
      <draw:frame draw:name="Picture 13" draw:style-name="Mgr3" draw:text-style-name="MP5" draw:layer="backgroundobjects" svg:width="2.77cm" svg:height="2.77cm" svg:x="11.199cm" svg:y="14.374cm">
        <draw:image xlink:href="Pictures/1000020000000080000000802B064780D4F4D935.png" xlink:type="simple" xlink:show="embed" xlink:actuate="onLoad">
          <text:p/>
        </draw:image>
      </draw:frame>
      <draw:frame draw:name="Picture 14" draw:style-name="Mgr4" draw:text-style-name="MP5" draw:layer="backgroundobjects" svg:width="2.943cm" svg:height="3.809cm" svg:x="20.34cm" svg:y="13.123cm">
        <draw:image xlink:href="Pictures/1000000400000087000000B0F02231167A51BCC5.gif" xlink:type="simple" xlink:show="embed" xlink:actuate="onLoad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2B064780D4F4D935.png" xlink:type="simple" xlink:show="embed" xlink:actuate="onLoad">
          <text:p/>
        </draw:image>
      </draw:frame>
      <draw:frame draw:name="Title 1" presentation:style-name="Mpr5" draw:text-style-name="MP7" draw:layer="backgroundobjects" svg:width="20.954cm" svg:height="3.174cm" svg:x="3.175cm" svg:y="0.763cm" presentation:class="title" presentation:user-transformed="true">
        <draw:text-box>
          <text:p text:style-name="MP6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0.954cm" svg:height="12.571cm" svg:x="3.175cm" svg:y="4.445cm" presentation:class="outline" presentation:user-transformed="true">
        <draw:text-box>
          <text:list text:style-name="ML3">
            <text:list-item>
              <text:p text:style-name="MP10"><text:span text:style-name="MT5">Click to edit Master text styles</text:span></text:p>
              <text:list>
                <text:list-item>
                  <text:p text:style-name="MP11"><text:span text:style-name="MT6">Second level</text:span></text:p>
                  <text:list>
                    <text:list-item>
                      <text:p text:style-name="MP12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4" presentation:style-name="Mpr7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2B064780D4F4D935.png" xlink:type="simple" xlink:show="embed" xlink:actuate="onLoad">
          <text:p/>
        </draw:image>
      </draw:frame>
      <draw:g draw:name="Group 10">
        <draw:frame draw:name="Picture 8" draw:style-name="Mgr5" draw:text-style-name="MP5" draw:layer="layout" svg:width="15.239cm" svg:height="11.852cm" svg:x="5.08cm" svg:y="2.328cm">
          <draw:image xlink:href="Pictures/10000201000001FC0000017A1FCA4243F6D44950.png" xlink:type="simple" xlink:show="embed" xlink:actuate="onLoad">
            <text:p/>
          </draw:image>
        </draw:frame>
        <draw:custom-shape draw:name="Rectangle 9" draw:style-name="Mgr6" draw:text-style-name="MP15" draw:layer="layout" svg:width="14.392cm" svg:height="8.889cm" svg:x="5.503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0" draw:text-style-name="MP17" draw:layer="backgroundobjects" svg:width="15.239cm" svg:height="1.573cm" svg:x="5.08cm" svg:y="0.423cm" presentation:class="title" presentation:user-transformed="true">
        <draw:text-box>
          <text:p text:style-name="MP16"><text:span text:style-name="MT10">Click to edit Master title style</text:span></text:p>
        </draw:text-box>
      </draw:frame>
      <draw:frame draw:name="Text Placeholder 3" presentation:style-name="Mpr11" draw:text-style-name="MP19" draw:layer="backgroundobjects" svg:width="15.239cm" svg:height="2.235cm" svg:x="5.08cm" svg:y="14.393cm" presentation:class="outline" presentation:user-transformed="true">
        <draw:text-box>
          <text:list text:style-name="ML3">
            <text:list-item>
              <text:p text:style-name="MP18"><text:span text:style-name="MT11">Click to edit Master text styles</text:span></text:p>
            </text:list-item>
          </text:list>
        </draw:text-box>
      </draw:frame>
      <draw:frame draw:name="Date Placeholder 4" presentation:style-name="Mpr1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5" presentation:style-name="Mpr1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6" presentation:style-name="Mpr1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draw:frame draw:name="Picture Placeholder 2" presentation:style-name="Picture_20_with_20_Caption-outline1" draw:layer="backgroundobjects" svg:width="14.392cm" svg:height="8.889cm" svg:x="5.503cm" svg:y="3.81cm" presentation:class="outline" presentation:placeholder="true" presentation:user-transformed="true">
        <draw:text-box/>
      </draw:frame>
      <presentation:notes style:page-layout-name="PM0">
        <draw:page-thumbnail presentation:style-name="Picture_20_with_20_Caption-title" draw:layer="backgroundobjects" svg:width="14.848cm" svg:height="11.136cm" svg:x="3.075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9</meta:editing-cycles>
    <meta:creation-date>2021-01-18T14:31:15.283756298</meta:creation-date>
    <dc:date>2021-01-27T00:05:59.125732476</dc:date>
    <meta:editing-duration>PT2H17M40S</meta:editing-duration>
    <meta:generator>LibreOffice/6.0.7.3$Linux_X86_64 LibreOffice_project/00m0$Build-3</meta:generator>
    <meta:document-statistic meta:object-count="67"/>
    <meta:user-defined meta:name="AppVersion">12.0000</meta:user-defined>
    <meta:user-defined meta:name="Company">Microsoft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user-defined meta:name="_TemplateID" meta:value-type="string">TC100690471033</meta:user-defined>
  </office:meta>
</office:document-meta>
</file>